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lgarve">
            <text:p>Algarve</text:p>
          </table:table-cell>
          <table:table-cell office:value-type="string" office:value="radiocarbon">
            <text:p>radiocarbon</text:p>
          </table:table-cell>
          <table:table-cell office:value-type="string" office:value="Beta-245056">
            <text:p>Beta-245056</text:p>
          </table:table-cell>
          <table:table-cell office:value-type="float" office:value="37.05736">
            <text:p>37.05736</text:p>
          </table:table-cell>
          <table:table-cell office:value-type="float" office:value="-8.07477">
            <text:p>-8.07477</text:p>
          </table:table-cell>
          <table:table-cell office:value-type="float" office:value="6210.0">
            <text:p>6210.0</text:p>
          </table:table-cell>
          <table:table-cell office:value-type="float" office:value="40.0">
            <text:p>40.0</text:p>
          </table:table-cell>
          <table:table-cell office:value-type="string" office:value="charcoal/charred material">
            <text:p>charcoal/charred materi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-5.0">
            <text:p>-5.0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SchneiderEtal2010,TrogEtal2015,GarciaArtolaEtal2018">
            <text:p>SchneiderEtal2010,TrogEtal2015,GarciaArtolaEtal2018</text:p>
          </table:table-cell>
        </table:table-row>
        <table:table-row>
          <table:table-cell office:value-type="string" office:value="Algarve">
            <text:p>Algarve</text:p>
          </table:table-cell>
          <table:table-cell office:value-type="string" office:value="radiocarbon">
            <text:p>radiocarbon</text:p>
          </table:table-cell>
          <table:table-cell office:value-type="string" office:value="Beta-198136">
            <text:p>Beta-198136</text:p>
          </table:table-cell>
          <table:table-cell office:value-type="float" office:value="37.056">
            <text:p>37.056</text:p>
          </table:table-cell>
          <table:table-cell office:value-type="float" office:value="-8.076">
            <text:p>-8.076</text:p>
          </table:table-cell>
          <table:table-cell office:value-type="float" office:value="5320.0">
            <text:p>5320.0</text:p>
          </table:table-cell>
          <table:table-cell office:value-type="float" office:value="40.0">
            <text:p>40.0</text:p>
          </table:table-cell>
          <table:table-cell office:value-type="string" office:value="S. plana">
            <text:p>S. plana</text:p>
          </table:table-cell>
          <table:table-cell office:value-type="string" office:value="marine">
            <text:p>marine</text:p>
          </table:table-cell>
          <table:table-cell office:value-type="float" office:value="57.0">
            <text:p>57.0</text:p>
          </table:table-cell>
          <table:table-cell office:value-type="float" office:value="154.0">
            <text:p>154.0</text:p>
          </table:table-cell>
          <table:table-cell office:value-type="float" office:value="0.0">
            <text:p/>
          </table:table-cell>
          <table:table-cell office:value-type="float" office:value="-1.2">
            <text:p>-1.2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string" office:value="TeixeiraEtal2005,LeorriEtal2012,GarciaArtolaEtal2018">
            <text:p>TeixeiraEtal2005,LeorriEtal2012,GarciaArtolaEtal2018</text:p>
          </table:table-cell>
        </table:table-row>
        <table:table-row>
          <table:table-cell office:value-type="string" office:value="Algarve">
            <text:p>Algarve</text:p>
          </table:table-cell>
          <table:table-cell office:value-type="string" office:value="radiocarbon">
            <text:p>radiocarbon</text:p>
          </table:table-cell>
          <table:table-cell office:value-type="string" office:value="Beta-204554">
            <text:p>Beta-204554</text:p>
          </table:table-cell>
          <table:table-cell office:value-type="float" office:value="37.056">
            <text:p>37.056</text:p>
          </table:table-cell>
          <table:table-cell office:value-type="float" office:value="-8.076">
            <text:p>-8.076</text:p>
          </table:table-cell>
          <table:table-cell office:value-type="float" office:value="2220.0">
            <text:p>2220.0</text:p>
          </table:table-cell>
          <table:table-cell office:value-type="float" office:value="40.0">
            <text:p>40.0</text:p>
          </table:table-cell>
          <table:table-cell office:value-type="string" office:value="C. edule">
            <text:p>C. edule</text:p>
          </table:table-cell>
          <table:table-cell office:value-type="string" office:value="marine">
            <text:p>marine</text:p>
          </table:table-cell>
          <table:table-cell office:value-type="float" office:value="57.0">
            <text:p>57.0</text:p>
          </table:table-cell>
          <table:table-cell office:value-type="float" office:value="154.0">
            <text:p>154.0</text:p>
          </table:table-cell>
          <table:table-cell office:value-type="float" office:value="0.0">
            <text:p/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string" office:value="TeixeiraEtal2005,LeorriEtal2012,GarciaArtolaEtal2018">
            <text:p>TeixeiraEtal2005,LeorriEtal2012,GarciaArtolaEtal2018</text:p>
          </table:table-cell>
        </table:table-row>
        <table:table-row>
          <table:table-cell office:value-type="string" office:value="Algarve">
            <text:p>Algarve</text:p>
          </table:table-cell>
          <table:table-cell office:value-type="string" office:value="radiocarbon">
            <text:p>radiocarbon</text:p>
          </table:table-cell>
          <table:table-cell office:value-type="string" office:value="Beta-200318">
            <text:p>Beta-200318</text:p>
          </table:table-cell>
          <table:table-cell office:value-type="float" office:value="37.056">
            <text:p>37.056</text:p>
          </table:table-cell>
          <table:table-cell office:value-type="float" office:value="-8.076">
            <text:p>-8.076</text:p>
          </table:table-cell>
          <table:table-cell office:value-type="float" office:value="7810.0">
            <text:p>7810.0</text:p>
          </table:table-cell>
          <table:table-cell office:value-type="float" office:value="50.0">
            <text:p>50.0</text:p>
          </table:table-cell>
          <table:table-cell office:value-type="string" office:value="C. glaucum">
            <text:p>C. glaucum</text:p>
          </table:table-cell>
          <table:table-cell office:value-type="string" office:value="marine">
            <text:p>marine</text:p>
          </table:table-cell>
          <table:table-cell office:value-type="float" office:value="57.0">
            <text:p>57.0</text:p>
          </table:table-cell>
          <table:table-cell office:value-type="float" office:value="154.0">
            <text:p>154.0</text:p>
          </table:table-cell>
          <table:table-cell office:value-type="float" office:value="-1.0">
            <text:p>-1.0</text:p>
          </table:table-cell>
          <table:table-cell office:value-type="float" office:value="-11.0">
            <text:p>-11.0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TeixeiraEtal2005,LeorriEtal2012,GarciaArtolaEtal2018">
            <text:p>TeixeiraEtal2005,LeorriEtal2012,GarciaArtolaEtal2018</text:p>
          </table:table-cell>
        </table:table-row>
        <table:table-row>
          <table:table-cell office:value-type="string" office:value="Algarve">
            <text:p>Algarve</text:p>
          </table:table-cell>
          <table:table-cell office:value-type="string" office:value="radiocarbon">
            <text:p>radiocarbon</text:p>
          </table:table-cell>
          <table:table-cell office:value-type="string" office:value="Beta-198135">
            <text:p>Beta-198135</text:p>
          </table:table-cell>
          <table:table-cell office:value-type="float" office:value="37.056">
            <text:p>37.056</text:p>
          </table:table-cell>
          <table:table-cell office:value-type="float" office:value="-8.076">
            <text:p>-8.076</text:p>
          </table:table-cell>
          <table:table-cell office:value-type="float" office:value="1520.0">
            <text:p>1520.0</text:p>
          </table:table-cell>
          <table:table-cell office:value-type="float" office:value="40.0">
            <text:p>40.0</text:p>
          </table:table-cell>
          <table:table-cell office:value-type="string" office:value="S. plana">
            <text:p>S. plana</text:p>
          </table:table-cell>
          <table:table-cell office:value-type="string" office:value="marine">
            <text:p>marine</text:p>
          </table:table-cell>
          <table:table-cell office:value-type="float" office:value="57.0">
            <text:p>57.0</text:p>
          </table:table-cell>
          <table:table-cell office:value-type="float" office:value="154.0">
            <text:p>154.0</text:p>
          </table:table-cell>
          <table:table-cell office:value-type="float" office:value="0.0">
            <text:p/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string" office:value="TeixeiraEtal2005,LeorriEtal2012,GarciaArtolaEtal2018">
            <text:p>TeixeiraEtal2005,LeorriEtal2012,GarciaArtolaEtal2018</text:p>
          </table:table-cell>
        </table:table-row>
        <table:table-row>
          <table:table-cell office:value-type="string" office:value="Algarve">
            <text:p>Algarve</text:p>
          </table:table-cell>
          <table:table-cell office:value-type="string" office:value="radiocarbon">
            <text:p>radiocarbon</text:p>
          </table:table-cell>
          <table:table-cell office:value-type="string" office:value="Beta-204558">
            <text:p>Beta-204558</text:p>
          </table:table-cell>
          <table:table-cell office:value-type="float" office:value="37.083">
            <text:p>37.083</text:p>
          </table:table-cell>
          <table:table-cell office:value-type="float" office:value="-8.132">
            <text:p>-8.132</text:p>
          </table:table-cell>
          <table:table-cell office:value-type="float" office:value="8070.0">
            <text:p>8070.0</text:p>
          </table:table-cell>
          <table:table-cell office:value-type="float" office:value="50.0">
            <text:p>50.0</text:p>
          </table:table-cell>
          <table:table-cell office:value-type="string" office:value="S. plana">
            <text:p>S. plana</text:p>
          </table:table-cell>
          <table:table-cell office:value-type="string" office:value="marine">
            <text:p>marine</text:p>
          </table:table-cell>
          <table:table-cell office:value-type="float" office:value="57.0">
            <text:p>57.0</text:p>
          </table:table-cell>
          <table:table-cell office:value-type="float" office:value="154.0">
            <text:p>154.0</text:p>
          </table:table-cell>
          <table:table-cell office:value-type="float" office:value="0.0">
            <text:p/>
          </table:table-cell>
          <table:table-cell office:value-type="float" office:value="-10.7">
            <text:p>-10.7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TeixeiraEtal2005,LeorriEtal2012,GarciaArtolaEtal2018">
            <text:p>TeixeiraEtal2005,LeorriEtal2012,GarciaArtolaEtal2018</text:p>
          </table:table-cell>
        </table:table-row>
        <table:table-row>
          <table:table-cell office:value-type="string" office:value="Algarve">
            <text:p>Algarve</text:p>
          </table:table-cell>
          <table:table-cell office:value-type="string" office:value="radiocarbon">
            <text:p>radiocarbon</text:p>
          </table:table-cell>
          <table:table-cell office:value-type="string" office:value="Beta-200317">
            <text:p>Beta-200317</text:p>
          </table:table-cell>
          <table:table-cell office:value-type="float" office:value="37.056">
            <text:p>37.056</text:p>
          </table:table-cell>
          <table:table-cell office:value-type="float" office:value="-8.076">
            <text:p>-8.076</text:p>
          </table:table-cell>
          <table:table-cell office:value-type="float" office:value="3260.0">
            <text:p>3260.0</text:p>
          </table:table-cell>
          <table:table-cell office:value-type="float" office:value="40.0">
            <text:p>40.0</text:p>
          </table:table-cell>
          <table:table-cell office:value-type="string" office:value="S. plana">
            <text:p>S. plana</text:p>
          </table:table-cell>
          <table:table-cell office:value-type="string" office:value="marine">
            <text:p>marine</text:p>
          </table:table-cell>
          <table:table-cell office:value-type="float" office:value="57.0">
            <text:p>57.0</text:p>
          </table:table-cell>
          <table:table-cell office:value-type="float" office:value="154.0">
            <text:p>154.0</text:p>
          </table:table-cell>
          <table:table-cell office:value-type="float" office:value="0.0">
            <text:p/>
          </table:table-cell>
          <table:table-cell office:value-type="float" office:value="-0.3">
            <text:p>-0.3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string" office:value="TeixeiraEtal2005,LeorriEtal2012,GarciaArtolaEtal2018">
            <text:p>TeixeiraEtal2005,LeorriEtal2012,GarciaArtolaEtal2018</text:p>
          </table:table-cell>
        </table:table-row>
        <table:table-row>
          <table:table-cell office:value-type="string" office:value="Algarve">
            <text:p>Algarve</text:p>
          </table:table-cell>
          <table:table-cell office:value-type="string" office:value="radiocarbon">
            <text:p>radiocarbon</text:p>
          </table:table-cell>
          <table:table-cell office:value-type="string" office:value="Beta-245057">
            <text:p>Beta-245057</text:p>
          </table:table-cell>
          <table:table-cell office:value-type="float" office:value="37.05736">
            <text:p>37.05736</text:p>
          </table:table-cell>
          <table:table-cell office:value-type="float" office:value="-8.07477">
            <text:p>-8.07477</text:p>
          </table:table-cell>
          <table:table-cell office:value-type="float" office:value="7300.0">
            <text:p>7300.0</text:p>
          </table:table-cell>
          <table:table-cell office:value-type="float" office:value="40.0">
            <text:p>40.0</text:p>
          </table:table-cell>
          <table:table-cell office:value-type="string" office:value="charcoal/terrestrial plants">
            <text:p>charcoal/terrestrial pla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6.0">
            <text:p>-6.0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SchneiderEtal2010,TrogEtal2015,GarciaArtolaEtal2018">
            <text:p>SchneiderEtal2010,TrogEtal2015,GarciaArtolaEtal2018</text:p>
          </table:table-cell>
        </table:table-row>
        <table:table-row>
          <table:table-cell office:value-type="string" office:value="Algarve">
            <text:p>Algarve</text:p>
          </table:table-cell>
          <table:table-cell office:value-type="string" office:value="radiocarbon">
            <text:p>radiocarbon</text:p>
          </table:table-cell>
          <table:table-cell office:value-type="string" office:value="Beta-195972">
            <text:p>Beta-195972</text:p>
          </table:table-cell>
          <table:table-cell office:value-type="float" office:value="37.06">
            <text:p>37.06</text:p>
          </table:table-cell>
          <table:table-cell office:value-type="float" office:value="-8.083">
            <text:p>-8.083</text:p>
          </table:table-cell>
          <table:table-cell office:value-type="float" office:value="6760.0">
            <text:p>6760.0</text:p>
          </table:table-cell>
          <table:table-cell office:value-type="float" office:value="40.0">
            <text:p>40.0</text:p>
          </table:table-cell>
          <table:table-cell office:value-type="string" office:value="G. fragilis">
            <text:p>G. fragilis</text:p>
          </table:table-cell>
          <table:table-cell office:value-type="string" office:value="marine">
            <text:p>marine</text:p>
          </table:table-cell>
          <table:table-cell office:value-type="float" office:value="57.0">
            <text:p>57.0</text:p>
          </table:table-cell>
          <table:table-cell office:value-type="float" office:value="154.0">
            <text:p>154.0</text:p>
          </table:table-cell>
          <table:table-cell office:value-type="float" office:value="0.0">
            <text:p/>
          </table:table-cell>
          <table:table-cell office:value-type="float" office:value="-4.5">
            <text:p>-4.5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TeixeiraEtal2005,LeorriEtal2012,GarciaArtolaEtal2018">
            <text:p>TeixeiraEtal2005,LeorriEtal2012,GarciaArtolaEtal2018</text:p>
          </table:table-cell>
        </table:table-row>
        <table:table-row>
          <table:table-cell office:value-type="string" office:value="Algarve">
            <text:p>Algarve</text:p>
          </table:table-cell>
          <table:table-cell office:value-type="string" office:value="radiocarbon">
            <text:p>radiocarbon</text:p>
          </table:table-cell>
          <table:table-cell office:value-type="string" office:value="Beta-248344">
            <text:p>Beta-248344</text:p>
          </table:table-cell>
          <table:table-cell office:value-type="float" office:value="37.15136">
            <text:p>37.15136</text:p>
          </table:table-cell>
          <table:table-cell office:value-type="float" office:value="-8.59439">
            <text:p>-8.59439</text:p>
          </table:table-cell>
          <table:table-cell office:value-type="float" office:value="3040.0">
            <text:p>3040.0</text:p>
          </table:table-cell>
          <table:table-cell office:value-type="float" office:value="40.0">
            <text:p>4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0.2">
            <text:p>0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TrogEtal2013,GarciaArtolaEtal2018">
            <text:p>TrogEtal2013,GarciaArtolaEtal2018</text:p>
          </table:table-cell>
        </table:table-row>
        <table:table-row>
          <table:table-cell office:value-type="string" office:value="Algarve">
            <text:p>Algarve</text:p>
          </table:table-cell>
          <table:table-cell office:value-type="string" office:value="radiocarbon">
            <text:p>radiocarbon</text:p>
          </table:table-cell>
          <table:table-cell office:value-type="string" office:value="Beta-277501">
            <text:p>Beta-277501</text:p>
          </table:table-cell>
          <table:table-cell office:value-type="float" office:value="37.1095">
            <text:p>37.1095</text:p>
          </table:table-cell>
          <table:table-cell office:value-type="float" office:value="-8.34462">
            <text:p>-8.34462</text:p>
          </table:table-cell>
          <table:table-cell office:value-type="float" office:value="2760.0">
            <text:p>2760.0</text:p>
          </table:table-cell>
          <table:table-cell office:value-type="float" office:value="40.0">
            <text:p>4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TrogEtal2013,GarciaArtolaEtal2018">
            <text:p>TrogEtal2013,GarciaArtolaEtal2018</text:p>
          </table:table-cell>
        </table:table-row>
        <table:table-row>
          <table:table-cell office:value-type="string" office:value="Algarve">
            <text:p>Algarve</text:p>
          </table:table-cell>
          <table:table-cell office:value-type="string" office:value="radiocarbon">
            <text:p>radiocarbon</text:p>
          </table:table-cell>
          <table:table-cell office:value-type="string" office:value="Erl-9834">
            <text:p>Erl-9834</text:p>
          </table:table-cell>
          <table:table-cell office:value-type="float" office:value="37.05736">
            <text:p>37.05736</text:p>
          </table:table-cell>
          <table:table-cell office:value-type="float" office:value="-8.07477">
            <text:p>-8.07477</text:p>
          </table:table-cell>
          <table:table-cell office:value-type="float" office:value="5468.0">
            <text:p>5468.0</text:p>
          </table:table-cell>
          <table:table-cell office:value-type="float" office:value="75.0">
            <text:p>75.0</text:p>
          </table:table-cell>
          <table:table-cell office:value-type="string" office:value="charcoal/charred material">
            <text:p>charcoal/charred materi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2.0">
            <text:p>-2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chneiderEtal2010,TrogEtal2015,GarciaArtolaEtal2018">
            <text:p>SchneiderEtal2010,TrogEtal2015,GarciaArtolaEtal2018</text:p>
          </table:table-cell>
        </table:table-row>
        <table:table-row>
          <table:table-cell office:value-type="string" office:value="Algarve">
            <text:p>Algarve</text:p>
          </table:table-cell>
          <table:table-cell office:value-type="string" office:value="radiocarbon">
            <text:p>radiocarbon</text:p>
          </table:table-cell>
          <table:table-cell office:value-type="string" office:value="Beta-248349">
            <text:p>Beta-248349</text:p>
          </table:table-cell>
          <table:table-cell office:value-type="float" office:value="37.15136">
            <text:p>37.15136</text:p>
          </table:table-cell>
          <table:table-cell office:value-type="float" office:value="-8.59439">
            <text:p>-8.59439</text:p>
          </table:table-cell>
          <table:table-cell office:value-type="float" office:value="6530.0">
            <text:p>6530.0</text:p>
          </table:table-cell>
          <table:table-cell office:value-type="float" office:value="112.0">
            <text:p>112.0</text:p>
          </table:table-cell>
          <table:table-cell office:value-type="string" office:value="organic matter (bulk)">
            <text:p>organic matter (bulk)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6">
            <text:p>-4.6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TrogEtal2013,GarciaArtolaEtal2018">
            <text:p>TrogEtal2013,GarciaArtolaEtal2018</text:p>
          </table:table-cell>
        </table:table-row>
        <table:table-row>
          <table:table-cell office:value-type="string" office:value="Algarve">
            <text:p>Algarve</text:p>
          </table:table-cell>
          <table:table-cell office:value-type="string" office:value="radiocarbon">
            <text:p>radiocarbon</text:p>
          </table:table-cell>
          <table:table-cell office:value-type="string" office:value="Beta-248346">
            <text:p>Beta-248346</text:p>
          </table:table-cell>
          <table:table-cell office:value-type="float" office:value="37.15136">
            <text:p>37.15136</text:p>
          </table:table-cell>
          <table:table-cell office:value-type="float" office:value="-8.59439">
            <text:p>-8.59439</text:p>
          </table:table-cell>
          <table:table-cell office:value-type="float" office:value="4840.0">
            <text:p>4840.0</text:p>
          </table:table-cell>
          <table:table-cell office:value-type="float" office:value="40.0">
            <text:p>4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8">
            <text:p>-0.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TrogEtal2013,GarciaArtolaEtal2018">
            <text:p>TrogEtal2013,GarciaArtolaEtal2018</text:p>
          </table:table-cell>
        </table:table-row>
        <table:table-row>
          <table:table-cell office:value-type="string" office:value="Algarve">
            <text:p>Algarve</text:p>
          </table:table-cell>
          <table:table-cell office:value-type="string" office:value="radiocarbon">
            <text:p>radiocarbon</text:p>
          </table:table-cell>
          <table:table-cell office:value-type="string" office:value="Beta-248345">
            <text:p>Beta-248345</text:p>
          </table:table-cell>
          <table:table-cell office:value-type="float" office:value="37.15136">
            <text:p>37.15136</text:p>
          </table:table-cell>
          <table:table-cell office:value-type="float" office:value="-8.59439">
            <text:p>-8.59439</text:p>
          </table:table-cell>
          <table:table-cell office:value-type="float" office:value="3720.0">
            <text:p>3720.0</text:p>
          </table:table-cell>
          <table:table-cell office:value-type="float" office:value="40.0">
            <text:p>4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TrogEtal2013,GarciaArtolaEtal2018">
            <text:p>TrogEtal2013,GarciaArtolaEtal2018</text:p>
          </table:table-cell>
        </table:table-row>
        <table:table-row>
          <table:table-cell office:value-type="string" office:value="Algarve">
            <text:p>Algarve</text:p>
          </table:table-cell>
          <table:table-cell office:value-type="string" office:value="radiocarbon">
            <text:p>radiocarbon</text:p>
          </table:table-cell>
          <table:table-cell office:value-type="string" office:value="Erl-11851">
            <text:p>Erl-11851</text:p>
          </table:table-cell>
          <table:table-cell office:value-type="float" office:value="37.05736">
            <text:p>37.05736</text:p>
          </table:table-cell>
          <table:table-cell office:value-type="float" office:value="-8.07477">
            <text:p>-8.07477</text:p>
          </table:table-cell>
          <table:table-cell office:value-type="float" office:value="5587.0">
            <text:p>5587.0</text:p>
          </table:table-cell>
          <table:table-cell office:value-type="float" office:value="48.0">
            <text:p>48.0</text:p>
          </table:table-cell>
          <table:table-cell office:value-type="string" office:value="charcoal/charred material">
            <text:p>charcoal/charred materi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2.5">
            <text:p>-2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chneiderEtal2010,TrogEtal2015,GarciaArtolaEtal2018">
            <text:p>SchneiderEtal2010,TrogEtal2015,GarciaArtolaEtal2018</text:p>
          </table:table-cell>
        </table:table-row>
        <table:table-row>
          <table:table-cell office:value-type="string" office:value="Algarve">
            <text:p>Algarve</text:p>
          </table:table-cell>
          <table:table-cell office:value-type="string" office:value="radiocarbon">
            <text:p>radiocarbon</text:p>
          </table:table-cell>
          <table:table-cell office:value-type="string" office:value="Beta-248343">
            <text:p>Beta-248343</text:p>
          </table:table-cell>
          <table:table-cell office:value-type="float" office:value="37.15136">
            <text:p>37.15136</text:p>
          </table:table-cell>
          <table:table-cell office:value-type="float" office:value="-8.59439">
            <text:p>-8.59439</text:p>
          </table:table-cell>
          <table:table-cell office:value-type="float" office:value="3130.0">
            <text:p>3130.0</text:p>
          </table:table-cell>
          <table:table-cell office:value-type="float" office:value="40.0">
            <text:p>4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0.4">
            <text:p>0.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TrogEtal2013,GarciaArtolaEtal2018">
            <text:p>TrogEtal2013,GarciaArtolaEtal2018</text:p>
          </table:table-cell>
        </table:table-row>
        <table:table-row>
          <table:table-cell office:value-type="string" office:value="Algarve">
            <text:p>Algarve</text:p>
          </table:table-cell>
          <table:table-cell office:value-type="string" office:value="radiocarbon">
            <text:p>radiocarbon</text:p>
          </table:table-cell>
          <table:table-cell office:value-type="string" office:value="Erl-11847">
            <text:p>Erl-11847</text:p>
          </table:table-cell>
          <table:table-cell office:value-type="float" office:value="37.0848">
            <text:p>37.0848</text:p>
          </table:table-cell>
          <table:table-cell office:value-type="float" office:value="-8.13696">
            <text:p>-8.13696</text:p>
          </table:table-cell>
          <table:table-cell office:value-type="float" office:value="2979.0">
            <text:p>2979.0</text:p>
          </table:table-cell>
          <table:table-cell office:value-type="float" office:value="42.0">
            <text:p>42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-0.3">
            <text:p>-0.3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SchneiderEtal2010,TrogEtal2015,GarciaArtolaEtal2018">
            <text:p>SchneiderEtal2010,TrogEtal2015,GarciaArtolaEtal2018</text:p>
          </table:table-cell>
        </table:table-row>
        <table:table-row>
          <table:table-cell office:value-type="string" office:value="Algarve">
            <text:p>Algarve</text:p>
          </table:table-cell>
          <table:table-cell office:value-type="string" office:value="radiocarbon">
            <text:p>radiocarbon</text:p>
          </table:table-cell>
          <table:table-cell office:value-type="string" office:value="Erl-11846">
            <text:p>Erl-11846</text:p>
          </table:table-cell>
          <table:table-cell office:value-type="float" office:value="37.15136">
            <text:p>37.15136</text:p>
          </table:table-cell>
          <table:table-cell office:value-type="float" office:value="-8.59439">
            <text:p>-8.59439</text:p>
          </table:table-cell>
          <table:table-cell office:value-type="float" office:value="4660.0">
            <text:p>4660.0</text:p>
          </table:table-cell>
          <table:table-cell office:value-type="float" office:value="43.0">
            <text:p>43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8">
            <text:p>-0.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TrogEtal2013,GarciaArtolaEtal2018">
            <text:p>TrogEtal2013,GarciaArtolaEtal2018</text:p>
          </table:table-cell>
        </table:table-row>
        <table:table-row>
          <table:table-cell office:value-type="string" office:value="Algarve">
            <text:p>Algarve</text:p>
          </table:table-cell>
          <table:table-cell office:value-type="string" office:value="radiocarbon">
            <text:p>radiocarbon</text:p>
          </table:table-cell>
          <table:table-cell office:value-type="string" office:value="Erl-11850">
            <text:p>Erl-11850</text:p>
          </table:table-cell>
          <table:table-cell office:value-type="float" office:value="37.05736">
            <text:p>37.05736</text:p>
          </table:table-cell>
          <table:table-cell office:value-type="float" office:value="-8.07477">
            <text:p>-8.07477</text:p>
          </table:table-cell>
          <table:table-cell office:value-type="float" office:value="5486.0">
            <text:p>5486.0</text:p>
          </table:table-cell>
          <table:table-cell office:value-type="float" office:value="57.0">
            <text:p>57.0</text:p>
          </table:table-cell>
          <table:table-cell office:value-type="string" office:value="charcoal/charred material">
            <text:p>charcoal/charred materi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2.0">
            <text:p>-2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chneiderEtal2010,TrogEtal2015,GarciaArtolaEtal2018">
            <text:p>SchneiderEtal2010,TrogEtal2015,GarciaArtolaEtal2018</text:p>
          </table:table-cell>
        </table:table-row>
        <table:table-row>
          <table:table-cell office:value-type="string" office:value="Algarve">
            <text:p>Algarve</text:p>
          </table:table-cell>
          <table:table-cell office:value-type="string" office:value="radiocarbon">
            <text:p>radiocarbon</text:p>
          </table:table-cell>
          <table:table-cell office:value-type="string" office:value="Beta-195472">
            <text:p>Beta-195472</text:p>
          </table:table-cell>
          <table:table-cell office:value-type="float" office:value="37.056">
            <text:p>37.056</text:p>
          </table:table-cell>
          <table:table-cell office:value-type="float" office:value="-8.076">
            <text:p>-8.076</text:p>
          </table:table-cell>
          <table:table-cell office:value-type="float" office:value="6690.0">
            <text:p>6690.0</text:p>
          </table:table-cell>
          <table:table-cell office:value-type="float" office:value="40.0">
            <text:p>40.0</text:p>
          </table:table-cell>
          <table:table-cell office:value-type="string" office:value="R. decussata">
            <text:p>R. decussata</text:p>
          </table:table-cell>
          <table:table-cell office:value-type="string" office:value="marine">
            <text:p>marine</text:p>
          </table:table-cell>
          <table:table-cell office:value-type="float" office:value="57.0">
            <text:p>57.0</text:p>
          </table:table-cell>
          <table:table-cell office:value-type="float" office:value="154.0">
            <text:p>154.0</text:p>
          </table:table-cell>
          <table:table-cell office:value-type="float" office:value="0.0">
            <text:p/>
          </table:table-cell>
          <table:table-cell office:value-type="float" office:value="-4.7">
            <text:p>-4.7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TeixeiraEtal2005,LeorriEtal2012,GarciaArtolaEtal2018">
            <text:p>TeixeiraEtal2005,LeorriEtal2012,GarciaArtolaEtal2018</text:p>
          </table:table-cell>
        </table:table-row>
        <table:table-row>
          <table:table-cell office:value-type="string" office:value="Algarve">
            <text:p>Algarve</text:p>
          </table:table-cell>
          <table:table-cell office:value-type="string" office:value="radiocarbon">
            <text:p>radiocarbon</text:p>
          </table:table-cell>
          <table:table-cell office:value-type="string" office:value="Beta-195967">
            <text:p>Beta-195967</text:p>
          </table:table-cell>
          <table:table-cell office:value-type="float" office:value="37.083">
            <text:p>37.083</text:p>
          </table:table-cell>
          <table:table-cell office:value-type="float" office:value="-8.132">
            <text:p>-8.132</text:p>
          </table:table-cell>
          <table:table-cell office:value-type="float" office:value="3550.0">
            <text:p>3550.0</text:p>
          </table:table-cell>
          <table:table-cell office:value-type="float" office:value="40.0">
            <text:p>40.0</text:p>
          </table:table-cell>
          <table:table-cell office:value-type="string" office:value="S. plana">
            <text:p>S. plana</text:p>
          </table:table-cell>
          <table:table-cell office:value-type="string" office:value="marine">
            <text:p>marine</text:p>
          </table:table-cell>
          <table:table-cell office:value-type="float" office:value="57.0">
            <text:p>57.0</text:p>
          </table:table-cell>
          <table:table-cell office:value-type="float" office:value="154.0">
            <text:p>154.0</text:p>
          </table:table-cell>
          <table:table-cell office:value-type="float" office:value="0.0">
            <text:p/>
          </table:table-cell>
          <table:table-cell office:value-type="float" office:value="0.8">
            <text:p>0.8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TeixeiraEtal2005,LeorriEtal2012,GarciaArtolaEtal2018">
            <text:p>TeixeiraEtal2005,LeorriEtal2012,GarciaArtolaEtal2018</text:p>
          </table:table-cell>
        </table:table-row>
        <table:table-row>
          <table:table-cell office:value-type="string" office:value="Algarve">
            <text:p>Algarve</text:p>
          </table:table-cell>
          <table:table-cell office:value-type="string" office:value="radiocarbon">
            <text:p>radiocarbon</text:p>
          </table:table-cell>
          <table:table-cell office:value-type="string" office:value="Beta-195969">
            <text:p>Beta-195969</text:p>
          </table:table-cell>
          <table:table-cell office:value-type="float" office:value="37.06">
            <text:p>37.06</text:p>
          </table:table-cell>
          <table:table-cell office:value-type="float" office:value="-8.083">
            <text:p>-8.083</text:p>
          </table:table-cell>
          <table:table-cell office:value-type="float" office:value="6480.0">
            <text:p>6480.0</text:p>
          </table:table-cell>
          <table:table-cell office:value-type="float" office:value="40.0">
            <text:p>40.0</text:p>
          </table:table-cell>
          <table:table-cell office:value-type="string" office:value="S. plana">
            <text:p>S. plana</text:p>
          </table:table-cell>
          <table:table-cell office:value-type="string" office:value="marine">
            <text:p>marine</text:p>
          </table:table-cell>
          <table:table-cell office:value-type="float" office:value="57.0">
            <text:p>57.0</text:p>
          </table:table-cell>
          <table:table-cell office:value-type="float" office:value="154.0">
            <text:p>154.0</text:p>
          </table:table-cell>
          <table:table-cell office:value-type="float" office:value="0.0">
            <text:p/>
          </table:table-cell>
          <table:table-cell office:value-type="float" office:value="-2.4">
            <text:p>-2.4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TeixeiraEtal2005,LeorriEtal2012,GarciaArtolaEtal2018">
            <text:p>TeixeiraEtal2005,LeorriEtal2012,GarciaArtolaEtal2018</text:p>
          </table:table-cell>
        </table:table-row>
        <table:table-row>
          <table:table-cell office:value-type="string" office:value="Algarve">
            <text:p>Algarve</text:p>
          </table:table-cell>
          <table:table-cell office:value-type="string" office:value="radiocarbon">
            <text:p>radiocarbon</text:p>
          </table:table-cell>
          <table:table-cell office:value-type="string" office:value="Beta-195970">
            <text:p>Beta-195970</text:p>
          </table:table-cell>
          <table:table-cell office:value-type="float" office:value="37.06">
            <text:p>37.06</text:p>
          </table:table-cell>
          <table:table-cell office:value-type="float" office:value="-8.083">
            <text:p>-8.083</text:p>
          </table:table-cell>
          <table:table-cell office:value-type="float" office:value="6730.0">
            <text:p>6730.0</text:p>
          </table:table-cell>
          <table:table-cell office:value-type="float" office:value="40.0">
            <text:p>40.0</text:p>
          </table:table-cell>
          <table:table-cell office:value-type="string" office:value="G. fragilis">
            <text:p>G. fragilis</text:p>
          </table:table-cell>
          <table:table-cell office:value-type="string" office:value="marine">
            <text:p>marine</text:p>
          </table:table-cell>
          <table:table-cell office:value-type="float" office:value="57.0">
            <text:p>57.0</text:p>
          </table:table-cell>
          <table:table-cell office:value-type="float" office:value="154.0">
            <text:p>154.0</text:p>
          </table:table-cell>
          <table:table-cell office:value-type="float" office:value="0.0">
            <text:p/>
          </table:table-cell>
          <table:table-cell office:value-type="float" office:value="-3.6">
            <text:p>-3.6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TeixeiraEtal2005,LeorriEtal2012,GarciaArtolaEtal2018">
            <text:p>TeixeiraEtal2005,LeorriEtal2012,GarciaArtolaEtal2018</text:p>
          </table:table-cell>
        </table:table-row>
        <table:table-row>
          <table:table-cell office:value-type="string" office:value="Algarve">
            <text:p>Algarve</text:p>
          </table:table-cell>
          <table:table-cell office:value-type="string" office:value="radiocarbon">
            <text:p>radiocarbon</text:p>
          </table:table-cell>
          <table:table-cell office:value-type="string" office:value="Beta-196239">
            <text:p>Beta-196239</text:p>
          </table:table-cell>
          <table:table-cell office:value-type="float" office:value="37.083">
            <text:p>37.083</text:p>
          </table:table-cell>
          <table:table-cell office:value-type="float" office:value="-8.132">
            <text:p>-8.132</text:p>
          </table:table-cell>
          <table:table-cell office:value-type="float" office:value="8040.0">
            <text:p>8040.0</text:p>
          </table:table-cell>
          <table:table-cell office:value-type="float" office:value="40.0">
            <text:p>40.0</text:p>
          </table:table-cell>
          <table:table-cell office:value-type="string" office:value="S. plana">
            <text:p>S. plana</text:p>
          </table:table-cell>
          <table:table-cell office:value-type="string" office:value="marine">
            <text:p>marine</text:p>
          </table:table-cell>
          <table:table-cell office:value-type="float" office:value="57.0">
            <text:p>57.0</text:p>
          </table:table-cell>
          <table:table-cell office:value-type="float" office:value="154.0">
            <text:p>154.0</text:p>
          </table:table-cell>
          <table:table-cell office:value-type="float" office:value="0.0">
            <text:p/>
          </table:table-cell>
          <table:table-cell office:value-type="float" office:value="-12.2">
            <text:p>-12.2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TeixeiraEtal2005,LeorriEtal2012,GarciaArtolaEtal2018">
            <text:p>TeixeiraEtal2005,LeorriEtal2012,GarciaArtolaEtal2018</text:p>
          </table:table-cell>
        </table:table-row>
        <table:table-row>
          <table:table-cell office:value-type="string" office:value="Algarve">
            <text:p>Algarve</text:p>
          </table:table-cell>
          <table:table-cell office:value-type="string" office:value="radiocarbon">
            <text:p>radiocarbon</text:p>
          </table:table-cell>
          <table:table-cell office:value-type="string" office:value="Beta-195971">
            <text:p>Beta-195971</text:p>
          </table:table-cell>
          <table:table-cell office:value-type="float" office:value="37.056">
            <text:p>37.056</text:p>
          </table:table-cell>
          <table:table-cell office:value-type="float" office:value="-8.076">
            <text:p>-8.076</text:p>
          </table:table-cell>
          <table:table-cell office:value-type="float" office:value="6920.0">
            <text:p>6920.0</text:p>
          </table:table-cell>
          <table:table-cell office:value-type="float" office:value="40.0">
            <text:p>40.0</text:p>
          </table:table-cell>
          <table:table-cell office:value-type="string" office:value="G. fragilis">
            <text:p>G. fragilis</text:p>
          </table:table-cell>
          <table:table-cell office:value-type="string" office:value="marine">
            <text:p>marine</text:p>
          </table:table-cell>
          <table:table-cell office:value-type="float" office:value="57.0">
            <text:p>57.0</text:p>
          </table:table-cell>
          <table:table-cell office:value-type="float" office:value="154.0">
            <text:p>154.0</text:p>
          </table:table-cell>
          <table:table-cell office:value-type="float" office:value="-1.0">
            <text:p>-1.0</text:p>
          </table:table-cell>
          <table:table-cell office:value-type="float" office:value="-7.3">
            <text:p>-7.3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TeixeiraEtal2005,LeorriEtal2012,GarciaArtolaEtal2018">
            <text:p>TeixeiraEtal2005,LeorriEtal2012,GarciaArtolaEtal2018</text:p>
          </table:table-cell>
        </table:table-row>
        <table:table-row>
          <table:table-cell office:value-type="string" office:value="Algarve">
            <text:p>Algarve</text:p>
          </table:table-cell>
          <table:table-cell office:value-type="string" office:value="radiocarbon">
            <text:p>radiocarbon</text:p>
          </table:table-cell>
          <table:table-cell office:value-type="string" office:value="Beta-196238">
            <text:p>Beta-196238</text:p>
          </table:table-cell>
          <table:table-cell office:value-type="float" office:value="37.056">
            <text:p>37.056</text:p>
          </table:table-cell>
          <table:table-cell office:value-type="float" office:value="-8.076">
            <text:p>-8.076</text:p>
          </table:table-cell>
          <table:table-cell office:value-type="float" office:value="7380.0">
            <text:p>7380.0</text:p>
          </table:table-cell>
          <table:table-cell office:value-type="float" office:value="40.0">
            <text:p>40.0</text:p>
          </table:table-cell>
          <table:table-cell office:value-type="string" office:value="G. fragilis">
            <text:p>G. fragilis</text:p>
          </table:table-cell>
          <table:table-cell office:value-type="string" office:value="marine">
            <text:p>marine</text:p>
          </table:table-cell>
          <table:table-cell office:value-type="float" office:value="57.0">
            <text:p>57.0</text:p>
          </table:table-cell>
          <table:table-cell office:value-type="float" office:value="154.0">
            <text:p>154.0</text:p>
          </table:table-cell>
          <table:table-cell office:value-type="float" office:value="0.0">
            <text:p/>
          </table:table-cell>
          <table:table-cell office:value-type="float" office:value="-7.5">
            <text:p>-7.5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TeixeiraEtal2005,LeorriEtal2012,GarciaArtolaEtal2018">
            <text:p>TeixeiraEtal2005,LeorriEtal2012,GarciaArtol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